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uncyClassLoader.loadClass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ouncyClassLoader.isSta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ouncyClassLoader.BouncyClassLoader( File [ ] classDirs ,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uncyClassLoader.getResourc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ouncyClassLoader.getBytes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